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3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4" style:family="paragraph" style:parent-style-name="Table_20_Bottom_20_small_20_Content_20_Left">
      <style:text-properties officeooo:paragraph-rsid="0069df3c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e39ed2"/>
    </style:style>
    <style:style style:name="P27" style:family="paragraph" style:parent-style-name="Table_20_Heading">
      <style:text-properties officeooo:paragraph-rsid="00e4a803"/>
    </style:style>
    <style:style style:name="P28" style:family="paragraph" style:parent-style-name="Table_20_Heading">
      <style:text-properties officeooo:paragraph-rsid="00e64da8"/>
    </style:style>
    <style:style style:name="P29" style:family="paragraph" style:parent-style-name="Table_20_Heading">
      <style:text-properties officeooo:paragraph-rsid="00e66a27"/>
    </style:style>
    <style:style style:name="P30" style:family="paragraph" style:parent-style-name="Table_20_Heading">
      <style:text-properties officeooo:paragraph-rsid="00f2f962"/>
    </style:style>
    <style:style style:name="P31" style:family="paragraph" style:parent-style-name="Table_20_Main_20_Content_20_Right">
      <style:text-properties officeooo:paragraph-rsid="00215f6e"/>
    </style:style>
    <style:style style:name="P32" style:family="paragraph" style:parent-style-name="Table_20_Main_20_Content_20_Right">
      <style:text-properties officeooo:paragraph-rsid="011930c8"/>
    </style:style>
    <style:style style:name="P33" style:family="paragraph" style:parent-style-name="Table_20_Main_20_Content_20_Left">
      <style:text-properties officeooo:paragraph-rsid="0092f7ac"/>
    </style:style>
    <style:style style:name="P34" style:family="paragraph" style:parent-style-name="Table_20_Main_20_Content_20_Left">
      <style:text-properties officeooo:paragraph-rsid="0097c217"/>
    </style:style>
    <style:style style:name="P35" style:family="paragraph" style:parent-style-name="Table_20_Main_20_Content_20_Left">
      <style:text-properties officeooo:paragraph-rsid="00986ee3"/>
    </style:style>
    <style:style style:name="P36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7" style:family="paragraph" style:parent-style-name="Endnote">
      <style:text-properties officeooo:paragraph-rsid="00c1a70a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4" style:family="paragraph" style:parent-style-name="Heading_20_1">
      <style:text-properties officeooo:paragraph-rsid="0107bab9"/>
    </style:style>
    <style:style style:name="P45" style:family="paragraph" style:parent-style-name="Heading_20_1">
      <style:text-properties officeooo:paragraph-rsid="01067df3"/>
    </style:style>
    <style:style style:name="P4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11f0fe"/>
    </style:style>
    <style:style style:name="T59" style:family="text">
      <style:text-properties officeooo:rsid="014ff3df"/>
    </style:style>
    <style:style style:name="T60" style:family="text">
      <style:text-properties officeooo:rsid="011b205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8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19"><text:a xlink:type="simple" xlink:href="py3o://if=%22lang=='fr_FR'%22" text:style-name="Internet_20_link" text:visited-style-name="Visited_20_Internet_20_Link"><text:span text:style-name="T54">if="lang=='fr_FR'"</text:span></text:a></text:p>
      <text:h text:style-name="P44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lang!='fr_FR'%22" text:style-name="Internet_20_link" text:visited-style-name="Visited_20_Internet_20_Link"><text:span text:style-name="T6">if="lang!='fr_FR'"</text:span></text:a></text:p>
      <text:h text:style-name="P46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1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5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8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3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32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29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3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9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4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5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1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3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3"><text:user-field-get text:name="py3o.nameline">Invoice Line Description</text:user-field-get></text:p>
            <text:p text:style-name="P33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1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1"/>
          </table:table-cell>
          <table:table-cell table:style-name="Tableau5.C5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1"/>
          </table:table-cell>
          <table:table-cell table:style-name="Tableau5.C6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2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1"/>
          </table:table-cell>
          <table:table-cell table:style-name="Tableau5.C9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1"/>
          </table:table-cell>
          <table:table-cell table:style-name="Tableau5.C11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4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5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0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8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3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37"><text:a xlink:type="simple" xlink:href="py3o:///if" text:style-name="Internet_20_link" text:visited-style-name="Visited_20_Internet_20_Link">/if</text:a></text:p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15:28:48.614089490</dc:date>
    <meta:editing-duration>PT13H57M27S</meta:editing-duration>
    <meta:editing-cycles>268</meta:editing-cycles>
    <meta:generator>LibreOffice/5.1.4.2$Linux_X86_64 LibreOffice_project/10m0$Build-2</meta:generator>
    <meta:document-statistic meta:table-count="12" meta:image-count="0" meta:object-count="0" meta:page-count="5" meta:paragraph-count="150" meta:word-count="577" meta:character-count="6138" meta:non-whitespace-character-count="5707"/>
  </office:meta>
</office:document-meta>
</file>